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531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84696" calcext:value-type="float">
            <text:p>95.4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101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232" calcext:value-type="float">
            <text:p>94.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101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516" calcext:value-type="float">
            <text:p>94.6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101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95264" calcext:value-type="float">
            <text:p>94.6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101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0296" calcext:value-type="float">
            <text:p>90.7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101</text:p>
          </table:table-cell>
          <table:table-cell office:value-type="string" calcext:value-type="string">
            <text:p>201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84" calcext:value-type="float">
            <text:p>90.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101</text:p>
          </table:table-cell>
          <table:table-cell office:value-type="string" calcext:value-type="string">
            <text:p>201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304" calcext:value-type="float">
            <text:p>89.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101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9272" calcext:value-type="float">
            <text:p>90.9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101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6272" calcext:value-type="float">
            <text:p>89.8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101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348" calcext:value-type="float">
            <text:p>84.9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101</text:p>
          </table:table-cell>
          <table:table-cell office:value-type="string" calcext:value-type="string">
            <text:p>201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7128" calcext:value-type="float">
            <text:p>82.1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101</text:p>
          </table:table-cell>
          <table:table-cell office:value-type="string" calcext:value-type="string">
            <text:p>201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20184" calcext:value-type="float">
            <text:p>80.7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101</text:p>
          </table:table-cell>
          <table:table-cell office:value-type="string" calcext:value-type="string">
            <text:p>200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4616" calcext:value-type="float">
            <text:p>79.6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101</text:p>
          </table:table-cell>
          <table:table-cell office:value-type="string" calcext:value-type="string">
            <text:p>200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101</text:p>
          </table:table-cell>
          <table:table-cell office:value-type="string" calcext:value-type="string">
            <text:p>200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6936" calcext:value-type="float">
            <text:p>79.1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101</text:p>
          </table:table-cell>
          <table:table-cell office:value-type="string" calcext:value-type="string">
            <text:p>200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7272" calcext:value-type="float">
            <text:p>78.7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101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028" calcext:value-type="float">
            <text:p>78.4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101</text:p>
          </table:table-cell>
          <table:table-cell office:value-type="string" calcext:value-type="string">
            <text:p>200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9124" calcext:value-type="float">
            <text:p>74.6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101</text:p>
          </table:table-cell>
          <table:table-cell office:value-type="string" calcext:value-type="string">
            <text:p>200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4224" calcext:value-type="float">
            <text:p>78.7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101</text:p>
          </table:table-cell>
          <table:table-cell office:value-type="string" calcext:value-type="string">
            <text:p>200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1384" calcext:value-type="float">
            <text:p>78.8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101</text:p>
          </table:table-cell>
          <table:table-cell office:value-type="string" calcext:value-type="string">
            <text:p>199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8" calcext:value-type="float">
            <text:p>81.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101</text:p>
          </table:table-cell>
          <table:table-cell office:value-type="string" calcext:value-type="string">
            <text:p>1996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264" calcext:value-type="float">
            <text:p>74.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101</text:p>
          </table:table-cell>
          <table:table-cell office:value-type="string" calcext:value-type="string">
            <text:p>199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0368" calcext:value-type="float">
            <text:p>73.8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101</text:p>
          </table:table-cell>
          <table:table-cell office:value-type="string" calcext:value-type="string">
            <text:p>199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7368" calcext:value-type="float">
            <text:p>72.6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101</text:p>
          </table:table-cell>
          <table:table-cell office:value-type="string" calcext:value-type="string">
            <text:p>199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9392" calcext:value-type="float">
            <text:p>72.8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101</text:p>
          </table:table-cell>
          <table:table-cell office:value-type="string" calcext:value-type="string">
            <text:p>199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1168" calcext:value-type="float">
            <text:p>72.5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101</text:p>
          </table:table-cell>
          <table:table-cell office:value-type="string" calcext:value-type="string">
            <text:p>199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101</text:p>
          </table:table-cell>
          <table:table-cell office:value-type="string" calcext:value-type="string">
            <text:p>199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236" calcext:value-type="float">
            <text:p>72.2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101</text:p>
          </table:table-cell>
          <table:table-cell office:value-type="string" calcext:value-type="string">
            <text:p>198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0712" calcext:value-type="float">
            <text:p>71.9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101</text:p>
          </table:table-cell>
          <table:table-cell office:value-type="string" calcext:value-type="string">
            <text:p>198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9128" calcext:value-type="float">
            <text:p>71.5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101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316" calcext:value-type="float">
            <text:p>71.0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101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101</text:p>
          </table:table-cell>
          <table:table-cell office:value-type="string" calcext:value-type="string">
            <text:p>198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4232" calcext:value-type="float">
            <text:p>69.6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101</text:p>
          </table:table-cell>
          <table:table-cell office:value-type="string" calcext:value-type="string">
            <text:p>198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8872" calcext:value-type="float">
            <text:p>68.6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101</text:p>
          </table:table-cell>
          <table:table-cell office:value-type="string" calcext:value-type="string">
            <text:p>198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8248" calcext:value-type="float">
            <text:p>68.2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101</text:p>
          </table:table-cell>
          <table:table-cell office:value-type="string" calcext:value-type="string">
            <text:p>198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6872" calcext:value-type="float">
            <text:p>67.9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101</text:p>
          </table:table-cell>
          <table:table-cell office:value-type="string" calcext:value-type="string">
            <text:p>198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66" calcext:value-type="float">
            <text:p>68.0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101</text:p>
          </table:table-cell>
          <table:table-cell office:value-type="string" calcext:value-type="string">
            <text:p>197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0736" calcext:value-type="float">
            <text:p>67.6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101</text:p>
          </table:table-cell>
          <table:table-cell office:value-type="string" calcext:value-type="string">
            <text:p>197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5856" calcext:value-type="float">
            <text:p>66.6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101</text:p>
          </table:table-cell>
          <table:table-cell office:value-type="string" calcext:value-type="string">
            <text:p>197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5464" calcext:value-type="float">
            <text:p>65.8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101</text:p>
          </table:table-cell>
          <table:table-cell office:value-type="string" calcext:value-type="string">
            <text:p>197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588" calcext:value-type="float">
            <text:p>66.0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101</text:p>
          </table:table-cell>
          <table:table-cell office:value-type="string" calcext:value-type="string">
            <text:p>197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9952" calcext:value-type="float">
            <text:p>65.9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101</text:p>
          </table:table-cell>
          <table:table-cell office:value-type="string" calcext:value-type="string">
            <text:p>197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1728" calcext:value-type="float">
            <text:p>65.6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101</text:p>
          </table:table-cell>
          <table:table-cell office:value-type="string" calcext:value-type="string">
            <text:p>197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0696" calcext:value-type="float">
            <text:p>63.4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101</text:p>
          </table:table-cell>
          <table:table-cell office:value-type="string" calcext:value-type="string">
            <text:p>197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1424" calcext:value-type="float">
            <text:p>63.9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101</text:p>
          </table:table-cell>
          <table:table-cell office:value-type="string" calcext:value-type="string">
            <text:p>197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8192" calcext:value-type="float">
            <text:p>59.4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101</text:p>
          </table:table-cell>
          <table:table-cell office:value-type="string" calcext:value-type="string">
            <text:p>197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8616" calcext:value-type="float">
            <text:p>58.2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101</text:p>
          </table:table-cell>
          <table:table-cell office:value-type="string" calcext:value-type="string">
            <text:p>196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428" calcext:value-type="float">
            <text:p>57.1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101</text:p>
          </table:table-cell>
          <table:table-cell office:value-type="string" calcext:value-type="string">
            <text:p>196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6416" calcext:value-type="float">
            <text:p>55.9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101</text:p>
          </table:table-cell>
          <table:table-cell office:value-type="string" calcext:value-type="string">
            <text:p>196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6048" calcext:value-type="float">
            <text:p>54.4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101</text:p>
          </table:table-cell>
          <table:table-cell office:value-type="string" calcext:value-type="string">
            <text:p>196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53101</text:p>
          </table:table-cell>
          <table:table-cell office:value-type="string" calcext:value-type="string">
            <text:p>196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364" calcext:value-type="float">
            <text:p>51.9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4" meta:object-count="0"/>
    <meta:user-defined meta:name="AppVersion">3.0</meta:user-defined>
  </office:meta>
</office:document-meta>
</file>